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start"/>
    </style:style>
    <style:style style:name="P2" style:parent-style-name="Textbody" style:family="paragraph">
      <style:text-properties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Textbody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Textbody" style:family="paragraph">
      <style:text-properties style:font-name="Liberation Sans" fo:font-weight="bold" style:font-weight-asian="bold" fo:font-size="14pt" style:font-size-asian="14pt" style:font-size-complex="14pt"/>
    </style:style>
    <style:style style:name="P34" style:parent-style-name="Textbody" style:family="paragraph">
      <style:text-properties style:font-style-complex="italic"/>
    </style:style>
    <style:style style:name="T35" style:parent-style-name="DefaultParagraphFont" style:family="text">
      <style:text-properties fo:font-weight="bold" style:font-weight-asian="bold" style:font-style-complex="italic"/>
    </style:style>
    <style:style style:name="P36" style:parent-style-name="Textbody" style:family="paragraph">
      <style:text-properties style:font-style-complex="italic"/>
    </style:style>
    <style:style style:name="P37" style:parent-style-name="Textbody" style:family="paragraph">
      <style:text-properties fo:font-weight="bold" style:font-weight-asian="bold" style:font-style-complex="italic"/>
    </style:style>
    <style:style style:name="P38" style:parent-style-name="Textbody" style:family="paragraph">
      <style:text-properties style:font-style-complex="italic"/>
    </style:style>
    <style:style style:name="P39" style:parent-style-name="Textbody" style:family="paragraph">
      <style:text-properties fo:font-weight="bold" style:font-weight-asian="bold" style:font-style-complex="italic"/>
    </style:style>
    <style:style style:name="P40" style:parent-style-name="Textbody" style:family="paragraph">
      <style:text-properties style:font-style-complex="italic"/>
    </style:style>
    <style:style style:name="P41" style:parent-style-name="Textbody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style-complex="italic"/>
    </style:style>
    <style:style style:name="T43" style:parent-style-name="DefaultParagraphFont" style:family="text">
      <style:text-properties style:font-style-complex="italic"/>
    </style:style>
    <style:style style:name="P44" style:parent-style-name="Textbody" style:family="paragraph">
      <style:text-properties fo:font-weight="bold" style:font-weight-asian="bold" style:font-weight-complex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rchitecture Overview</text:p>
      <text:p text:style-name="P2">The purpose of this document is to outline a vague design pattern for the engine architecture and describe how all systems and subsystems will interact with each<text:s/>other.</text:p>
      <text:h text:style-name="Heading1" text:outline-level="1"/>
      <text:h text:style-name="Heading1" text:outline-level="1">Compilation</text:h>
      <text:p text:style-name="Textbody">The engine will have 2 compilation targets and 2 compilation configurations.</text:p>
      <text:p text:style-name="P3">Targets</text:p>
      <text:p text:style-name="Textbody"><text:tab/><text:span text:style-name="T4">Client:</text:span><text:s text:c="2"/><text:span text:style-name="T5">Builds everything pertaining to the game client. Including graphics/window<text:s/></text:span><text:span text:style-name="T6"><text:tab/></text:span><text:span text:style-name="T7"><text:tab/></text:span><text:span text:style-name="T8"><text:tab/>subsystems and server host/client subsystems (Allowing capabili</text:span><text:span text:style-name="T9">ty for client to<text:s/></text:span><text:span text:style-name="T10"><text:tab/></text:span><text:span text:style-name="T11"><text:tab/></text:span><text:span text:style-name="T12"><text:tab/>become listen host)</text:span></text:p>
      <text:p text:style-name="Textbody"><text:tab/><text:span text:style-name="T13">Server:</text:span><text:s text:c="2"/><text:span text:style-name="T14">Builds only subsystems pertaining to game logic i.e. compiled binaries will not<text:s/></text:span><text:span text:style-name="T15"><text:tab/></text:span><text:span text:style-name="T16"><text:tab/></text:span><text:span text:style-name="T17"><text:tab/>contain anything regarding graphics/windows. Including subsystems for server<text:s/></text:span><text:span text:style-name="T18"><text:tab/></text:span><text:span text:style-name="T19"><text:tab/></text:span><text:span text:style-name="T20"><text:tab/>hosting.</text:span></text:p>
      <text:p text:style-name="P21">Configurations</text:p>
      <text:p text:style-name="Textbody"><text:span text:style-name="T22"><text:tab/>Debug: <text:s/></text:span><text:span text:style-name="T23">Default VS</text:span><text:span text:style-name="T24"><text:s/>debug compiler settings allowing for easier debugging during<text:s/></text:span><text:span text:style-name="T25"><text:tab/></text:span><text:span text:style-name="T26"><text:tab/></text:span><text:span text:style-name="T27"><text:tab/>development.</text:span></text:p>
      <text:p text:style-name="Textbody"><text:span text:style-name="T28"><text:tab/></text:span><text:span text:style-name="T29">Release: <text:s/></text:span><text:span text:style-name="T30">Default VS release compiler settings focusing on optimization to make code more<text:s/></text:span><text:span text:style-name="T31"><text:tab/></text:span><text:span text:style-name="T32"><text:tab/>efficient and secure (Intended for distributable releases)</text:span></text:p>
      <text:p text:style-name="Textbody"/>
      <text:p text:style-name="P33">Project Overview</text:p>
      <text:p text:style-name="P34">The resulting engine will consist of 3 projects: The engine<text:s/>itself (Written in C++), the engine API/wrapper (Written in Managed C++<text:s/>(MCPP))<text:s/>and the game functionality written in C#.</text:p>
      <text:p text:style-name="Textbody"><text:span text:style-name="T35">Core</text:span></text:p>
      <text:p text:style-name="P36">The engine will contain all controllers, and the engine entry point<text:s/>(The game must correctly initialize the engine at launch).</text:p>
      <text:p text:style-name="P37">Wrapper</text:p>
      <text:p text:style-name="P38">The purpose of this API is to wrap up all engine functionality that we want to expose game projects for C#.</text:p>
      <text:p text:style-name="P39">Game</text:p>
      <text:p text:style-name="P40">Contains all functionality written by the game. Will only interact through means provided by the API.<text:s/>(Game entry point should be defined here)</text:p>
      <text:p text:style-name="P41"/>
      <text:soft-page-break/>
      <text:h text:style-name="Heading1" text:outline-level="1"><text:span text:style-name="T42">Systems &amp; Subsystem Hiera</text:span><text:span text:style-name="T43">rchy</text:span></text:h>
      <text:p text:style-name="P44">Overview</text:p>
      <text:p text:style-name="Standard">&gt;Engine</text:p>
      <text:p text:style-name="Standard"><text:tab/>&gt;Game</text:p>
      <text:p text:style-name="Standard"><text:tab/><text:tab/>&gt;Required Assets</text:p>
      <text:p text:style-name="Standard"><text:tab/><text:tab/>&gt;Entity types</text:p>
      <text:p text:style-name="Standard"><text:tab/><text:tab/>&gt;Level</text:p>
      <text:p text:style-name="Standard"><text:tab/>&gt;Window</text:p>
      <text:p text:style-name="Standard"><text:tab/><text:tab/>&gt;Asset Loader</text:p>
      <text:p text:style-name="Standard"><text:tab/><text:tab/><text:tab/>&gt;Assets</text:p>
      <text:p text:style-name="Standard"><text:tab/><text:tab/>&gt;Input Controller</text:p>
      <text:p text:style-name="Standard"><text:tab/>&gt;Network Controller</text:p>
      <text:p text:style-name="Standard"><text:tab/><text:tab/>&gt;NetSocket</text:p>
      <text:p text:style-name="Standard"/>
      <text:p text:style-name="Standard"/>
      <text:p text:style-name="Standard"><text:span text:style-name="T45"><text:s/></text:span></text:p>
      <text:h text:style-name="Heading3" text:outline-level="3">Engine</text:h>
      <text:p text:style-name="Textbody"><text:span text:style-name="T46"><text:tab/></text:span>Handles synchronisation of all subsystems.</text:p>
      <text:p text:style-name="Textbody"><text:tab/>Will set-up<text:s/>2 threads: 1 main logic thread and 1 display(graphics thread) if required by<text:s/><text:tab/>target. These threads will launch into loops that will update at a maximum given rate; each<text:s/><text:tab/>update '<text:span text:style-name="T47">tick</text:span>' will be sent to any other subsystem the requires it.</text:p>
      <text:h text:style-name="Heading3" text:outline-level="3">Game</text:h>
      <text:p text:style-name="Textbody"><text:span text:style-name="T48"><text:tab/></text:span>Holds lists<text:s/>of: all supported entity types, required assets, supported levels.</text:p>
      <text:p text:style-name="Textbody"><text:tab/>These lists will be use elsewhere throughout the hierarchy to during loading e.g. levels will<text:s/><text:tab/>indicate what entities they required to this<text:s/><text:span text:style-name="T49">Game</text:span><text:s/>and each of those entities will indicate<text:s/><text:tab/>what assets they required to the<text:s/><text:span text:style-name="T50">Asset Loader</text:span>.</text:p>
      <text:p text:style-name="Textbody"><text:tab/>The game will control levels; this includes level loading/switching and logic updates. All<text:s/><text:tab/>game engine<text:s/><text:span text:style-name="T51">ticks</text:span><text:s/>will be passed on to the entities active in the current leve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uel Potter</meta:initial-creator>
    <dc:creator>Samuel Potter</dc:creator>
    <meta:creation-date>2017-10-06T10:58:00Z</meta:creation-date>
    <dc:date>2017-10-10T10:35:00Z</dc:date>
    <meta:template xlink:href="Normal" xlink:type="simple"/>
    <meta:editing-cycles>35</meta:editing-cycles>
    <meta:editing-duration>PT13080S</meta:editing-duration>
    <meta:document-statistic meta:page-count="2" meta:paragraph-count="5" meta:word-count="374" meta:character-count="2507" meta:row-count="17" meta:non-whitespace-character-count="2138"/>
  </office:meta>
</office:document-meta>
</file>